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9376" calcext:value-type="float">
            <text:p>71.9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9544" calcext:value-type="float">
            <text:p>71.7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1512" calcext:value-type="float">
            <text:p>66.9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805</text:p>
          </table:table-cell>
          <table:table-cell office:value-type="string" calcext:value-type="string">
            <text:p>TWDB:2320805</text:p>
          </table:table-cell>
          <table:table-cell office:value-type="string" calcext:value-type="string">
            <text:p>198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